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>
      <style:table-cell-properties fo:background-color="#ffff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DRATE_M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RATE_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_xosc</text:p>
          </table:table-cell>
          <table:table-cell table:style-name="ce2" office:value-type="float" office:value="27000000">
            <text:p>2.70E+007</text:p>
          </table:table-cell>
        </table:table-row>
        <table:table-row table:style-name="ro1">
          <table:table-cell office:value-type="string">
            <text:p>Rdata</text:p>
          </table:table-cell>
          <table:table-cell table:style-name="Default" table:formula="oooc:=(256+[.B1])*2^[.B2]/2^28*[.B3]" office:value-type="float" office:value="249664.306640625">
            <text:p>249664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DEV_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V_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_dev</text:p>
          </table:table-cell>
          <table:table-cell table:style-name="Default" table:formula="oooc:=[.B3]/2^17*(8+[.B7])*2^[.B6]" office:value-type="float" office:value="18127.44140625">
            <text:p>18127.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3">09/13/2008</text:date>, <text:time>18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9-10T20:20:59</meta:creation-date>
    <dc:date>2008-09-13T18:10:52</dc:date>
    <meta:editing-cycles>4</meta:editing-cycles>
    <meta:editing-duration>P1DT23H35M17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